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1-24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9-3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6-18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2-26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0-23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6-18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1-31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1-0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8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7-06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5-24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2-21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0-21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8-24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6-23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2-09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0-06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6-08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2-01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36581818182" calcext:value-type="float">
            <text:p>2.407365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198" calcext:value-type="float">
            <text:p>2.4444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195724137931" calcext:value-type="float">
            <text:p>2.521957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665342857143" calcext:value-type="float">
            <text:p>2.50665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668" calcext:value-type="float">
            <text:p>2.566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9024" calcext:value-type="float">
            <text:p>2.44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634344827586" calcext:value-type="float">
            <text:p>2.40634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8416" calcext:value-type="float">
            <text:p>2.2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886" calcext:value-type="float">
            <text:p>2.3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95408" calcext:value-type="float">
            <text:p>2.2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505" calcext:value-type="float">
            <text:p>2.30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2072" calcext:value-type="float">
            <text:p>2.1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83424516129" calcext:value-type="float">
            <text:p>2.2483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10648" calcext:value-type="float">
            <text:p>2.2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834812903226" calcext:value-type="float">
            <text:p>2.31834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759638709677" calcext:value-type="float">
            <text:p>2.22759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982593548387" calcext:value-type="float">
            <text:p>2.26982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5256" calcext:value-type="float">
            <text:p>2.24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984619354839" calcext:value-type="float">
            <text:p>2.25984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2852" calcext:value-type="float">
            <text:p>2.307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06851612903" calcext:value-type="float">
            <text:p>2.1090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805316129032" calcext:value-type="float">
            <text:p>2.3180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67344516129" calcext:value-type="float">
            <text:p>2.3367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14304" calcext:value-type="float">
            <text:p>2.35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98425806452" calcext:value-type="float">
            <text:p>2.3689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998" calcext:value-type="float">
            <text:p>2.37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24670967742" calcext:value-type="float">
            <text:p>2.45324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00438709677" calcext:value-type="float">
            <text:p>2.44400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3254" calcext:value-type="float">
            <text:p>2.413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72696774194" calcext:value-type="float">
            <text:p>2.3137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7904" calcext:value-type="float">
            <text:p>2.31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06095483871" calcext:value-type="float">
            <text:p>2.3206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490628571429" calcext:value-type="float">
            <text:p>2.13490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0364" calcext:value-type="float">
            <text:p>2.1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73032258064" calcext:value-type="float">
            <text:p>2.38973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56416" calcext:value-type="float">
            <text:p>2.41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328722580645" calcext:value-type="float">
            <text:p>2.4332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4844" calcext:value-type="float">
            <text:p>2.43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442090322581" calcext:value-type="float">
            <text:p>2.38442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88696774194" calcext:value-type="float">
            <text:p>2.4508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9792" calcext:value-type="float">
            <text:p>2.39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46619354839" calcext:value-type="float">
            <text:p>2.26746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02696" calcext:value-type="float">
            <text:p>2.36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53496774193" calcext:value-type="float">
            <text:p>2.301534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103714285714" calcext:value-type="float">
            <text:p>2.31103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303896774193" calcext:value-type="float">
            <text:p>2.143038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11870967742" calcext:value-type="float">
            <text:p>2.1911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75976" calcext:value-type="float">
            <text:p>2.31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55024516129" calcext:value-type="float">
            <text:p>2.3855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204" calcext:value-type="float">
            <text:p>2.3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73184516129" calcext:value-type="float">
            <text:p>2.4373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13574193548" calcext:value-type="float">
            <text:p>2.4011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98408" calcext:value-type="float">
            <text:p>2.12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50296774193" calcext:value-type="float">
            <text:p>2.04550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78264" calcext:value-type="float">
            <text:p>2.21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465238709677" calcext:value-type="float">
            <text:p>2.2946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81462068965" calcext:value-type="float">
            <text:p>2.2348146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660180645161" calcext:value-type="float">
            <text:p>2.08660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871251612903" calcext:value-type="float">
            <text:p>2.3087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748" calcext:value-type="float">
            <text:p>2.30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05019354839" calcext:value-type="float">
            <text:p>2.3680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03432" calcext:value-type="float">
            <text:p>2.39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407380645161" calcext:value-type="float">
            <text:p>2.43407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78064516129" calcext:value-type="float">
            <text:p>2.3867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97448" calcext:value-type="float">
            <text:p>1.86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154116129032" calcext:value-type="float">
            <text:p>2.0315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95712" calcext:value-type="float">
            <text:p>2.30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043019354839" calcext:value-type="float">
            <text:p>2.3604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8004" calcext:value-type="float">
            <text:p>2.3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494167741935" calcext:value-type="float">
            <text:p>2.22494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45264516129" calcext:value-type="float">
            <text:p>2.4294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29516" calcext:value-type="float">
            <text:p>2.482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04415483871" calcext:value-type="float">
            <text:p>2.5004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24536" calcext:value-type="float">
            <text:p>2.5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050206451613" calcext:value-type="float">
            <text:p>2.64050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71608" calcext:value-type="float">
            <text:p>2.2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991509677419" calcext:value-type="float">
            <text:p>2.58991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50624" calcext:value-type="float">
            <text:p>2.45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709858064516" calcext:value-type="float">
            <text:p>2.49709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6772" calcext:value-type="float">
            <text:p>2.3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42270967742" calcext:value-type="float">
            <text:p>2.33742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54051612903" calcext:value-type="float">
            <text:p>2.4565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684" calcext:value-type="float">
            <text:p>2.55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014090322581" calcext:value-type="float">
            <text:p>2.43014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8904" calcext:value-type="float">
            <text:p>2.60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352980645161" calcext:value-type="float">
            <text:p>2.6535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042670967742" calcext:value-type="float">
            <text:p>2.7504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0888" calcext:value-type="float">
            <text:p>2.59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655483870968" calcext:value-type="float">
            <text:p>2.5465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412" calcext:value-type="float">
            <text:p>2.40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50167741935" calcext:value-type="float">
            <text:p>2.51450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253171428571" calcext:value-type="float">
            <text:p>2.51253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62735483871" calcext:value-type="float">
            <text:p>2.4016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922980645161" calcext:value-type="float">
            <text:p>2.5392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10184" calcext:value-type="float">
            <text:p>2.61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964606451613" calcext:value-type="float">
            <text:p>2.6496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40816" calcext:value-type="float">
            <text:p>2.6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432774193548" calcext:value-type="float">
            <text:p>2.7943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79272" calcext:value-type="float">
            <text:p>2.6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710425806452" calcext:value-type="float">
            <text:p>2.56710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606" calcext:value-type="float">
            <text:p>2.435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092748387097" calcext:value-type="float">
            <text:p>2.43092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48275862069" calcext:value-type="float">
            <text:p>2.3648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784490322581" calcext:value-type="float">
            <text:p>2.34784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749" calcext:value-type="float">
            <text:p>2.1827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63164137931" calcext:value-type="float">
            <text:p>2.21631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39276" calcext:value-type="float">
            <text:p>2.163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52220689655" calcext:value-type="float">
            <text:p>2.115522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68664" calcext:value-type="float">
            <text:p>2.15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50444137931" calcext:value-type="float">
            <text:p>1.94504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15504" calcext:value-type="float">
            <text:p>2.0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923117241379" calcext:value-type="float">
            <text:p>2.099231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982322580645" calcext:value-type="float">
            <text:p>2.1498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243714285714" calcext:value-type="float">
            <text:p>2.08243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332258064516" calcext:value-type="float">
            <text:p>2.0033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799264516129" calcext:value-type="float">
            <text:p>2.17799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80472" calcext:value-type="float">
            <text:p>2.30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49935483871" calcext:value-type="float">
            <text:p>2.344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30916" calcext:value-type="float">
            <text:p>2.333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63584516129" calcext:value-type="float">
            <text:p>2.3763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678361290323" calcext:value-type="float">
            <text:p>2.33678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81824" calcext:value-type="float">
            <text:p>2.01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551703225807" calcext:value-type="float">
            <text:p>2.30551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96168" calcext:value-type="float">
            <text:p>2.36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559419354839" calcext:value-type="float">
            <text:p>2.2755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781085714286" calcext:value-type="float">
            <text:p>2.18781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427096774193" calcext:value-type="float">
            <text:p>2.094270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720580645161" calcext:value-type="float">
            <text:p>2.3472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8432" calcext:value-type="float">
            <text:p>2.45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46412903226" calcext:value-type="float">
            <text:p>2.4844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31216" calcext:value-type="float">
            <text:p>2.5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32103225806" calcext:value-type="float">
            <text:p>2.64232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889135483871" calcext:value-type="float">
            <text:p>2.6088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2984" calcext:value-type="float">
            <text:p>2.43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159022222222" calcext:value-type="float">
            <text:p>2.591590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38" calcext:value-type="float">
            <text:p>2.4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019277419355" calcext:value-type="float">
            <text:p>2.5501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291271428571" calcext:value-type="float">
            <text:p>2.512912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053419354839" calcext:value-type="float">
            <text:p>2.4305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65032258064" calcext:value-type="float">
            <text:p>2.51165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396" calcext:value-type="float">
            <text:p>2.4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452490322581" calcext:value-type="float">
            <text:p>2.4545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12088" calcext:value-type="float">
            <text:p>2.6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041535483871" calcext:value-type="float">
            <text:p>2.6104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447277419355" calcext:value-type="float">
            <text:p>2.50447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2648" calcext:value-type="float">
            <text:p>2.47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660722580645" calcext:value-type="float">
            <text:p>2.3266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45112" calcext:value-type="float">
            <text:p>2.46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1095483871" calcext:value-type="float">
            <text:p>2.5111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66744827586" calcext:value-type="float">
            <text:p>2.331667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652619354839" calcext:value-type="float">
            <text:p>2.36652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0624" calcext:value-type="float">
            <text:p>2.3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91627586207" calcext:value-type="float">
            <text:p>2.548916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20438709677" calcext:value-type="float">
            <text:p>2.52020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31088" calcext:value-type="float">
            <text:p>2.6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853290322581" calcext:value-type="float">
            <text:p>2.5185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82784516129" calcext:value-type="float">
            <text:p>2.4982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008877419355" calcext:value-type="float">
            <text:p>2.4800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6744" calcext:value-type="float">
            <text:p>2.39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53785714286" calcext:value-type="float">
            <text:p>2.289537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665909677419" calcext:value-type="float">
            <text:p>2.44665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878438709677" calcext:value-type="float">
            <text:p>2.58878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3196" calcext:value-type="float">
            <text:p>2.633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95664516129" calcext:value-type="float">
            <text:p>2.6519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19808" calcext:value-type="float">
            <text:p>2.7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43104516129" calcext:value-type="float">
            <text:p>2.7543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19741935484" calcext:value-type="float">
            <text:p>2.9191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463" calcext:value-type="float">
            <text:p>2.754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546141935484" calcext:value-type="float">
            <text:p>2.74546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28624" calcext:value-type="float">
            <text:p>2.6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242232258064" calcext:value-type="float">
            <text:p>2.59242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9756" calcext:value-type="float">
            <text:p>2.6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111225806452" calcext:value-type="float">
            <text:p>2.6311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843458064516" calcext:value-type="float">
            <text:p>2.5184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30808" calcext:value-type="float">
            <text:p>2.65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823380645161" calcext:value-type="float">
            <text:p>2.6982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1836" calcext:value-type="float">
            <text:p>2.75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506038709677" calcext:value-type="float">
            <text:p>2.76506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54296774193" calcext:value-type="float">
            <text:p>2.74654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57176" calcext:value-type="float">
            <text:p>2.51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26335483871" calcext:value-type="float">
            <text:p>2.512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9304" calcext:value-type="float">
            <text:p>2.5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773470967742" calcext:value-type="float">
            <text:p>2.54773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73114285714" calcext:value-type="float">
            <text:p>2.52973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846941935484" calcext:value-type="float">
            <text:p>2.42846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255819354839" calcext:value-type="float">
            <text:p>2.6225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4496" calcext:value-type="float">
            <text:p>2.65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339367741935" calcext:value-type="float">
            <text:p>2.79339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7208" calcext:value-type="float">
            <text:p>3.3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0484" calcext:value-type="float">
            <text:p>3.1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57470967742" calcext:value-type="float">
            <text:p>2.7915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86176" calcext:value-type="float">
            <text:p>2.85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832051612903" calcext:value-type="float">
            <text:p>2.72832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96568" calcext:value-type="float">
            <text:p>2.68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101393548387" calcext:value-type="float">
            <text:p>2.6310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937517241379" calcext:value-type="float">
            <text:p>2.48937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046451612903" calcext:value-type="float">
            <text:p>2.6104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68477419355" calcext:value-type="float">
            <text:p>2.6766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73092" calcext:value-type="float">
            <text:p>3.007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544309677419" calcext:value-type="float">
            <text:p>3.3854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11696" calcext:value-type="float">
            <text:p>3.21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36755862069" calcext:value-type="float">
            <text:p>3.05367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332129032258" calcext:value-type="float">
            <text:p>2.8533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1328" calcext:value-type="float">
            <text:p>2.68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97290322581" calcext:value-type="float">
            <text:p>2.6099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6468" calcext:value-type="float">
            <text:p>2.60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145638709677" calcext:value-type="float">
            <text:p>2.6314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840514285714" calcext:value-type="float">
            <text:p>2.58840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824361290323" calcext:value-type="float">
            <text:p>2.58824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54967741935" calcext:value-type="float">
            <text:p>2.51754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75336" calcext:value-type="float">
            <text:p>2.56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742812903226" calcext:value-type="float">
            <text:p>2.5774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10032" calcext:value-type="float">
            <text:p>2.59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34038709677" calcext:value-type="float">
            <text:p>2.8463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069006451613" calcext:value-type="float">
            <text:p>2.6206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38912" calcext:value-type="float">
            <text:p>2.58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25006451613" calcext:value-type="float">
            <text:p>2.52925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372" calcext:value-type="float">
            <text:p>2.532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39535483871" calcext:value-type="float">
            <text:p>2.4503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046828571429" calcext:value-type="float">
            <text:p>2.44046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130916129032" calcext:value-type="float">
            <text:p>2.4613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399870967742" calcext:value-type="float">
            <text:p>2.3739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30228" calcext:value-type="float">
            <text:p>2.443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063251612903" calcext:value-type="float">
            <text:p>2.43063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04448" calcext:value-type="float">
            <text:p>2.39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20495483871" calcext:value-type="float">
            <text:p>2.4120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89393548387" calcext:value-type="float">
            <text:p>2.43289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084" calcext:value-type="float">
            <text:p>2.45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036077419355" calcext:value-type="float">
            <text:p>2.3703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9624" calcext:value-type="float">
            <text:p>2.2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79664516129" calcext:value-type="float">
            <text:p>2.287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248671428571" calcext:value-type="float">
            <text:p>2.152486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595974193548" calcext:value-type="float">
            <text:p>2.1359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734761290323" calcext:value-type="float">
            <text:p>2.27734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46816" calcext:value-type="float">
            <text:p>2.35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605187096774" calcext:value-type="float">
            <text:p>2.4060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51561290323" calcext:value-type="float">
            <text:p>2.47851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561806451613" calcext:value-type="float">
            <text:p>2.4256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36224" calcext:value-type="float">
            <text:p>2.36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89058064516" calcext:value-type="float">
            <text:p>2.35689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748" calcext:value-type="float">
            <text:p>2.30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250090322581" calcext:value-type="float">
            <text:p>2.2625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69131034483" calcext:value-type="float">
            <text:p>2.246691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2270981656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299251612903" calcext:value-type="float">
            <text:p>2.2629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270" meta:object-count="0"/>
    <meta:user-defined meta:name="AppVersion">3.0</meta:user-defined>
  </office:meta>
</office:document-meta>
</file>